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001cm"/>
        </style:tab-stops>
      </style:paragraph-properties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>
        <style:tab-stops>
          <style:tab-stop style:position="4.001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5.133cm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5.133cm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Libelé">
      <style:paragraph-properties>
        <style:tab-stops>
          <style:tab-stop style:position="5.133cm"/>
        </style:tab-stops>
      </style:paragraph-properties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=<text:span text:style-name="T3">info_numero_affilie_label=% : %=info_numero_affilie_valeur=%<text:tab/>%=info_reference_utilisateur_label=%%=info_reference_utilsateur_valeur=%</text:span></text:p>
      <text:p text:style-name="P3"/>
      <text:p text:style-name="P4">%=remLineWhenBlank(declaration_versement_impotSource_text,-1)=%</text:p>
      <text:p text:style-name="Libelé"/>
      <text:p text:style-name="Libelé">%=info_concerne_label_declaration_versement_concerne=%</text:p>
      <text:p text:style-name="Standard"/>
      <text:p text:style-name="Standard">%=remLineWhenBlank(declaration_versement_a,-1)=%</text:p>
      <text:p text:style-name="Standard"/>
      <text:p text:style-name="P1"><text:span text:style-name="T1">%=</text:span>info_reference_allocataire_label<text:span text:style-name="T1">=%<text:tab/>: %=info_reference_allocataire_valeur=%</text:span></text:p>
      <text:p text:style-name="P1"><text:span text:style-name="T1">%=</text:span>info_nss_label<text:span text:style-name="T1">=%<text:tab/>: %=info_reference_nss_valeur=%</text:span></text:p>
      <text:p text:style-name="P2"><text:span text:style-name="T1">%=</text:span><text:span text:style-name="T2">info_idDossier_label</text:span><text:span text:style-name="T1">=%<text:tab/>: %=info_idDossier_valeur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10-02-25T16:09:50</meta:creation-date>
    <dc:date>2010-09-23T08:50:36</dc:date>
    <meta:editing-cycles>20</meta:editing-cycles>
    <meta:editing-duration>PT2H4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54" meta:character-count="478"/>
  </office:meta>
</office:document-meta>
</file>